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200%" fo:text-align="justify" style:justify-single-word="false"/>
      <style:text-properties style:font-name="Times New Roman" fo:font-size="12pt" fo:font-style="italic" officeooo:paragraph-rsid="00267a61" style:font-size-asian="12pt" style:font-style-asian="italic" style:font-size-complex="12pt" style:font-style-complex="italic"/>
    </style:style>
    <style:style style:name="P2" style:family="paragraph" style:parent-style-name="Standard">
      <style:paragraph-properties fo:line-height="200%" fo:text-align="justify" style:justify-single-word="false"/>
      <style:text-properties style:font-name="Times New Roman" fo:font-size="12pt" fo:font-style="italic" style:font-size-asian="12pt" style:font-style-asian="italic" style:font-size-complex="12pt" style:font-style-complex="italic"/>
    </style:style>
    <style:style style:name="P3" style:family="paragraph" style:parent-style-name="Standard">
      <style:paragraph-properties fo:line-height="200%" fo:text-align="justify" style:justify-single-word="false"/>
      <style:text-properties style:font-name="Times New Roman" fo:font-size="12pt" officeooo:paragraph-rsid="0024bed5" style:font-size-asian="12pt" style:font-size-complex="12pt"/>
    </style:style>
    <style:style style:name="P4" style:family="paragraph" style:parent-style-name="Standard">
      <style:paragraph-properties fo:line-height="200%" fo:text-align="justify" style:justify-single-word="false"/>
      <style:text-properties style:font-name="Times New Roman" fo:font-size="12pt" officeooo:paragraph-rsid="0025a0c7" style:font-size-asian="12pt" style:font-size-complex="12pt"/>
    </style:style>
    <style:style style:name="P5" style:family="paragraph" style:parent-style-name="Standard">
      <style:paragraph-properties fo:line-height="200%" fo:text-align="justify" style:justify-single-word="false"/>
      <style:text-properties style:font-name="Times New Roman" fo:font-size="12pt" officeooo:rsid="00267a61" officeooo:paragraph-rsid="00267a61" style:font-size-asian="12pt" style:font-size-complex="12pt"/>
    </style:style>
    <style:style style:name="P6" style:family="paragraph" style:parent-style-name="Standard">
      <style:paragraph-properties fo:line-height="200%" fo:text-align="justify" style:justify-single-word="false"/>
      <style:text-properties officeooo:rsid="00267a61" officeooo:paragraph-rsid="00267a61"/>
    </style:style>
    <style:style style:name="P7" style:family="paragraph" style:parent-style-name="Quotations">
      <style:paragraph-properties fo:line-height="200%" fo:text-align="justify" style:justify-single-word="false"/>
      <style:text-properties style:font-name="Times New Roman" fo:font-size="12pt" style:font-size-asian="12pt" style:font-size-complex="12pt"/>
    </style:style>
    <style:style style:name="P8" style:family="paragraph" style:parent-style-name="Quotations">
      <style:paragraph-properties fo:line-height="200%" fo:text-align="start" style:justify-single-word="false"/>
      <style:text-properties style:font-name="Times New Roman" fo:font-size="12pt" style:font-size-asian="12pt" style:font-size-complex="12pt"/>
    </style:style>
    <style:style style:name="P9" style:family="paragraph" style:parent-style-name="Quotations">
      <style:paragraph-properties fo:line-height="200%" fo:text-align="justify" style:justify-single-word="false"/>
      <style:text-properties style:font-name="Times New Roman" fo:font-size="12pt" fo:font-style="italic" style:font-size-asian="12pt" style:font-style-asian="italic" style:font-size-complex="12pt" style:font-style-complex="italic"/>
    </style:style>
    <style:style style:name="P10" style:family="paragraph" style:parent-style-name="Header">
      <style:paragraph-properties fo:line-height="200%"/>
      <style:text-properties style:font-name="Times New Roman" officeooo:rsid="00267a61" officeooo:paragraph-rsid="00267a61"/>
    </style:style>
    <style:style style:name="T1" style:family="text">
      <style:text-properties fo:font-style="normal" officeooo:rsid="0024bed5" style:font-style-asian="normal" style:font-style-complex="normal"/>
    </style:style>
    <style:style style:name="T2" style:family="text">
      <style:text-properties officeooo:rsid="0024bed5"/>
    </style:style>
    <style:style style:name="T3" style:family="text">
      <style:text-properties fo:font-variant="small-caps"/>
    </style:style>
    <style:style style:name="T4" style:family="text">
      <style:text-properties officeooo:rsid="0025a0c7"/>
    </style:style>
    <style:style style:name="T5" style:family="text">
      <style:text-properties fo:font-weight="normal"/>
    </style:style>
    <style:style style:name="T6" style:family="text">
      <style:text-properties fo:font-weight="normal" officeooo:rsid="0025a0c7"/>
    </style:style>
    <style:style style:name="T7" style:family="text">
      <style:text-properties fo:font-weight="normal" officeooo:rsid="00267a61"/>
    </style:style>
    <style:style style:name="T8" style:family="text">
      <style:text-properties style:font-name="Times New Roman"/>
    </style:style>
    <style:style style:name="T9"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Among the world of poetry, Biblical poetry is one of the oldest forms of poetry that can be found in history. Among Biblical poetry, two specific collections of poetry from the Bible that are most notable are the Books of Ecclesiastes and Psalms. These two works are very similar overall with parallelism in the messages depicted by the authors, but one of the main differences is that the Book of Psalms covers topics that are more broad, such as thanksgiving, rejoicing in worship, forgiveness, sorrow, and reconciliation with God whereas the Book of Ecclesiastes places heavy emphasis upon the topic of Wisdom. Despite both collections of Poems coming from ancient times, they have both held up to the test of time and continually act as a guidance and refuge for religious cultures all around the world.</text:span></text:p>
      <text:p text:style-name="P3"><text:span text:style-name="T1"><text:tab/>The Book of Psalms is a collection of 150 Biblical poems which depict varying themes, but one of the key themes is unwitting trust in God’s plan and reliance on him for strength and courage. In Psalms 8, David writes the following: </text:span><text:bookmark text:name="en-KJV-14018"/><text:span text:style-name="T1"><text:s/></text:span></text:p>
      <text:p text:style-name="P7">For thou hast made him <text:span text:style-name="T2">[man] </text:span>a little lower than the angels, and hast crowned him with glory and honour.</text:p>
      <text:p text:style-name="P7">Thou madest him to have dominion over the works of thy hands; thou hast put all things under his feet:</text:p>
      <text:p text:style-name="P3"><text:span text:style-name="T2">This section of the work of Psalms depicts God’s love for humanity by pointing out how God has crowned man with glory and honour, and has trusted humanity to have dominion and take care of the God’s creation. This section is then followed by “</text:span><text:bookmark text:name="en-KJV-14022"/>O <text:span text:style-name="T3">Lord</text:span> our Lord, how excellent is thy name in all <text:soft-page-break/>the earth!” <text:span text:style-name="T2">which concludes that since God has given humanity this level of freedom, glory, and the ability to act with free will, then this only mean that God can be so sovereign and worthy of worship. This directly ties into the theme of giving thanksgiving and appreciation to God for his love, and for this reason the Psalms is considered by many Christians to tie into John 3:16 which states that because God loved his creation so much, he sacrificed his son in order than we may be saved and can live with him in heaven once we pass on. This use of sharp language coupled with raw emotions from David creates a hook in each poem that pushes the reader to continually engage with the poetry.</text:span></text:p>
      <text:p text:style-name="P3"><text:tab/><text:span text:style-name="T2">The Psalms also </text:span><text:span text:style-name="T4">depict God’s unfailing love for those who seek him out and confess their sins to him. In Psalms 130, David urges the nation of Israel to put their hope in the Lord, and reassures them that his unfailing love will deliver the nation of Israel from sin. </text:span></text:p>
      <text:p text:style-name="P9">Israel, put your hope in the Lord, for with the Lord is unfailing love and with him is full redemption.  He himself will redeem Israel from all their sins. </text:p>
      <text:p text:style-name="P4"><text:span text:style-name="T4">These themes of Psalms beautifully tie into the rest of the Bible which clearly state that anyone who confesses to the Lord shall be forgiven for their sins, and displays beautiful consistency which flows throughout the themes in the Book. John 1:9 states that if</text:span><text:span text:style-name="T5"> we confess our sins, he </text:span><text:span text:style-name="T6">[God] </text:span><text:span text:style-name="T5">is faithful and just and will forgive us our sins and purify us from all unrighteousness. </text:span><text:span text:style-name="T6">These consistent themes found throughout the Bible serve as a source of refuge and worship for religious cultures, and have been the basis for many of their songs and worships for as long as Judaism and Christianity has existed. </text:span></text:p>
      <text:p text:style-name="P4"><text:soft-page-break/><text:span text:style-name="T6"><text:tab/></text:span><text:span text:style-name="T7">The Book of Ecclesiastes on the other hand, is considered a book that mainly deals with the topic of Wisdom to a deeper degree that the Book of Psalms. Scholars are unsure of who wrote it, but it is commonly believed to be written by King Solomon, the son of David, who is dubbed to be the wisest king to have lead the nation of Israel. The underlying tone of Eccesiastes is overall more pessimistic than the Book of Psalms, but despite this, it still holds as something that is ultimately, all-in-all, life affirming. The pessimistic nature of the book is seemingly tied to the materialism displayed by human beings, and this theme ultimately points towards the direction of arguing that riches are meaningless, and our ultimate redemption and happiness should be in the Lord rather than material goods. In Ecclesiastes chapter 5, Solomon writes the following: </text:span></text:p>
      <text:p text:style-name="P8"><text:bookmark text:name="en-NIV-17408"/>Whoever loves money never has enough;<text:line-break/>    whoever loves wealth is never satisfied with their income.<text:line-break/>    This too is meaningless.</text:p>
      <text:p text:style-name="P5">With this line of reasoning, it is as clear as day as what Solomon is arguing. Whenever someone becomes more rich and achieves their current goals, they will never be quite satisfied with their accomplishments and continue striving for more and more. This then creates a perpetual cycle of materialism where humanity, instead of focusing on the core basis of happiness, which is trust and worship in God, strives for temporary material goods and is never happy with it. In the modern world, we understand this as a dopamine rush where all of our mindless scrolling and “hustle culture” as they call it, is simply carried out in order to satisfy a dopamine rush that crashes within a few hours, leaving <text:soft-page-break/>us wanting for more to achieve that same rush. This not only happens with things such as social media, but also with drug addiction which is the pure embodiment of materialism. When someone is addicted to a substance, they continue strive to take more of it, not because it makes their life better, but simply because it brings a quick rush of euphoria. Whether or not one is religious, the argument Solomon proposes holds water and wisdom for those who are obsessed with material things. No matter what it be, humanity must find means to be at peace without constant stimulation, and from this philosophy, the ideas of Stoicism, Buddhism, and Taoism have formed. No matter what religion one adheres to, there seems to be a common similarity amongst them all which encourages man to focus on spiritual fulfillment primarily, and to avoid hedonistic materialism. </text:p>
      <text:p text:style-name="P5"><text:tab/>Overall, the books of Psalms and Ecclesiastes serve as a religious foundation for many cultures around the world to seek refuge. You want advice regarding repentance, worship, and other broad topics regarding the meaning of life? The Book of Psalms has you covered. Are you looking for ways to become wiser and break free from materialistic impulses? The book of Ecclesiastes has a fountain of material for you to read from. Overall, both books have stood the test of time and remain core bases for religious and even culture. Regardless of whether or not you may be religious or not, both books hold water and can act as a framework, guiding us on how to live a fulfilling life without the need for materialism and the human ego to control us.</text:p>
      <text:p text:style-name="P5"/>
      <text:p text:style-name="P5"/>
      <text:p text:style-name="P5"/>
      <text:p text:style-name="P5"><text:soft-page-break/>Works Cited</text:p>
      <text:p text:style-name="P6"><text:span text:style-name="Emphasis"><text:span text:style-name="T9">Holy Bible</text:span></text:span><text:span text:style-name="T9">. King James Version, Cambridge KJV, 1769</text:span></text:p>
      <text:p text:style-name="P4"/>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line-height="200%"/>
      <style:text-properties style:font-name="Times New Roman" officeooo:rsid="00267a61" officeooo:paragraph-rsid="00267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hn F. Kennedy</text:p>
        <text:p text:style-name="MP1">Professor Dierker <text:tab/><text:tab/></text:p>
        <text:p text:style-name="MP1">English 1302</text:p>
        <text:p text:style-name="MP1">May 5, 2023</text:p>
      </style:header>
      <style:footer>
        <text:p text:style-name="Footer"><text:tab/><text:tab/><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8T10:16:14.128582417</meta:creation-date>
    <dc:date>2023-05-08T13:02:37.958509676</dc:date>
    <meta:editing-duration>PT1H29M3S</meta:editing-duration>
    <meta:editing-cycles>8</meta:editing-cycles>
    <meta:generator>LibreOffice/7.5.1.2$Linux_X86_64 LibreOffice_project/50$Build-2</meta:generator>
    <meta:document-statistic meta:table-count="0" meta:image-count="0" meta:object-count="0" meta:page-count="5" meta:paragraph-count="23" meta:word-count="1180" meta:character-count="6757" meta:non-whitespace-character-count="5571"/>
  </office:meta>
</office:document-meta>
</file>